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9pt" style:font-size-asian="9pt" style:font-size-complex="9pt"/>
    </style:style>
    <style:style style:name="P2" style:family="paragraph" style:parent-style-name="Standard">
      <style:text-properties fo:color="#000000" style:font-name="Monospace" fo:font-size="9pt" style:font-size-asian="9pt" style:font-size-complex="9pt"/>
    </style:style>
    <style:style style:name="P3" style:family="paragraph" style:parent-style-name="Standard">
      <style:text-properties fo:color="#000000" style:font-name="Monospace"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text-properties fo:color="#000000" style:font-name="Monospace" fo:font-size="9pt" fo:font-weight="normal" style:font-size-asian="9pt" style:font-weight-asian="normal" style:font-size-complex="9pt" style:font-weight-complex="normal"/>
    </style:style>
    <style:style style:name="P5" style:family="paragraph" style:parent-style-name="Standard">
      <style:paragraph-properties>
        <style:tab-stops>
          <style:tab-stop style:position="13.811cm"/>
          <style:tab-stop style:position="13.838cm"/>
        </style:tab-stops>
      </style:paragraph-properties>
    </style:style>
    <style:style style:name="P6" style:family="paragraph" style:parent-style-name="Standard">
      <style:text-properties fo:color="#333333" style:font-name="Monospace" fo:font-size="9pt" fo:font-weight="bold" style:font-size-asian="9pt" style:font-weight-asian="bold" style:font-size-complex="9pt" style:font-weight-complex="bold"/>
    </style:style>
    <style:style style:name="P7" style:family="paragraph" style:parent-style-name="Standard">
      <style:paragraph-properties>
        <style:tab-stops>
          <style:tab-stop style:position="13.811cm"/>
          <style:tab-stop style:position="15.081cm"/>
        </style:tab-stops>
      </style:paragraph-properties>
      <style:text-properties style:font-name="Monospace" fo:font-size="9pt" style:font-size-asian="9pt" style:font-size-complex="9pt"/>
    </style:style>
    <style:style style:name="P8" style:family="paragraph" style:parent-style-name="Standard">
      <style:paragraph-properties>
        <style:tab-stops>
          <style:tab-stop style:position="13.811cm"/>
          <style:tab-stop style:position="13.838cm"/>
        </style:tab-stops>
      </style:paragraph-properties>
      <style:text-properties style:font-name="Monospace" fo:font-size="9pt" style:font-size-asian="9pt" style:font-size-complex="9pt"/>
    </style:style>
    <style:style style:name="P9" style:family="paragraph" style:parent-style-name="Standard">
      <style:text-properties fo:color="#000000" style:font-name="Monospace" fo:font-size="9pt" fo:font-weight="normal" style:font-size-asian="9pt" style:font-weight-asian="normal" style:font-size-complex="9pt" style:font-weight-complex="normal"/>
    </style:style>
    <style:style style:name="P10" style:family="paragraph" style:parent-style-name="Standard">
      <style:text-properties fo:color="#000000" style:font-name="Monospace" fo:font-size="9pt" fo:font-weight="bold" style:font-size-asian="9pt" style:font-weight-asian="bold" style:font-size-complex="9pt" style:font-weight-complex="bold"/>
    </style:style>
    <style:style style:name="P11" style:family="paragraph" style:parent-style-name="Standard">
      <style:text-properties fo:color="#333333" style:font-name="Monospace" fo:font-size="9pt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text-properties fo:color="#808080" style:font-name="Monospace" fo:font-size="9pt" fo:font-weight="normal" style:font-size-asian="9pt" style:font-weight-asian="normal" style:font-size-complex="9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font-name="Monospace" fo:font-size="9pt" fo:font-weight="bold" style:font-size-asian="9pt" style:font-weight-asian="bold" style:font-size-complex="9pt" style:font-weight-complex="bold"/>
    </style:style>
    <style:style style:name="T4" style:family="text">
      <style:text-properties fo:color="#000000" style:font-name="Monospace" fo:font-size="9pt" fo:font-weight="normal" style:font-size-asian="9pt" style:font-weight-asian="normal" style:font-size-complex="9pt" style:font-weight-complex="normal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8080" fo:font-weight="normal" style:font-weight-asian="normal" style:font-weight-complex="normal"/>
    </style:style>
    <style:style style:name="T7" style:family="text">
      <style:text-properties fo:color="#b80047" fo:font-weight="normal" style:font-weight-asian="normal" style:font-weight-complex="normal"/>
    </style:style>
    <style:style style:name="T8" style:family="text">
      <style:text-properties style:font-name="Monospace" fo:font-size="9pt" style:font-size-asian="9pt" style:font-size-complex="9pt"/>
    </style:style>
    <style:style style:name="T9" style:family="text">
      <style:text-properties fo:color="#000080" fo:font-weight="normal" style:font-weight-asian="normal" style:font-weight-complex="normal"/>
    </style:style>
    <style:style style:name="T10" style:family="text">
      <style:text-properties fo:color="#333333" fo:font-weight="normal" style:font-weight-asian="normal" style:font-weight-complex="normal"/>
    </style:style>
    <style:style style:name="T11" style:family="text">
      <style:text-properties fo:color="#808080" fo:font-weight="normal" style:font-weight-asian="normal" style:font-weight-complex="normal"/>
    </style:style>
    <style:style style:name="T12" style:family="text">
      <style:text-properties fo:color="#800080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Фишка в том, чтобы построить свой язык снизу вверх, а не сверху вниз как обычно </text:p>
      <text:p text:style-name="P7">делают парсеры. Подход снизу-вверх частично используется в perl 6, но тут мы </text:p>
      <text:p text:style-name="P7">будем использовать его по полной, это хорошо сочетается с последующим расширением </text:p>
      <text:p text:style-name="P7">языка своими правилами. Кроме того, благодаря природе правил вы одновременно</text:p>
      <text:p text:style-name="P7">создаём компилятор своего языка в базовый — тот, на котором пишутся правила.</text:p>
      <text:p text:style-name="P7"/>
      <text:p text:style-name="P7">Интересно было бы сделать так, чтобы язык писался сам на себе за счёт использования</text:p>
      <text:p text:style-name="P7">ранее определённых правил, над этим надо ещё подумать.</text:p>
      <text:p text:style-name="P8"/>
      <text:p text:style-name="P8">Начнём как водится с арифметических выражений. Можно добавить правила с </text:p>
      <text:p text:style-name="P8">альтернативным синтаксисом, для таких низкоуровненвых случаев (примерно как в perl 6) </text:p>
      <text:p text:style-name="P5"><text:span text:style-name="T8">(Вообще из парсинга perl 6 было почёрпнуто несколько идей - </text:span><text:a xlink:type="simple" xlink:href="http://perlgeek.de/en/article/mutable-grammar-for-perl-6"><text:span text:style-name="T8">mutable grammar for perl 6</text:span></text:a><text:span text:style-name="T8">):</text:span></text:p>
      <text:p text:style-name="P1"/>
      <text:p text:style-name="P2"><text:span text:style-name="T1">regex</text:span> digit ~[0123456789]~;</text:p>
      <text:p text:style-name="P2"/>
      <text:p text:style-name="P2"><text:span text:style-name="T1">regex</text:span> non-zero-digit ~[123456789]~;</text:p>
      <text:p text:style-name="P2"/>
      <text:p text:style-name="P3">rule <text:span text:style-name="T2">int-literal ~ </text:span><text:span text:style-name="T6">&lt;non-zero-digit&gt;</text:span><text:span text:style-name="T2"> </text:span><text:span text:style-name="T6">&lt;digit&gt;</text:span><text:span text:style-name="T7">+</text:span><text:span text:style-name="T2"> ~ { $&amp; } <text:s/></text:span><text:span text:style-name="T11">// $&amp; == ~&lt;match&gt;~</text:span></text:p>
      <text:p text:style-name="P4"/>
      <text:p text:style-name="P3">rule<text:span text:style-name="T2"> expression ~ </text:span><text:span text:style-name="T6">&lt;int-literal&gt;</text:span><text:span text:style-name="T2"> ~ { $&amp; }</text:span></text:p>
      <text:p text:style-name="P4"/>
      <text:p text:style-name="P11">Или:</text:p>
      <text:p text:style-name="P4"/>
      <text:p text:style-name="P3">rule <text:span text:style-name="T2">expression </text:span>maybe <text:span text:style-name="T2">int-literal;</text:span></text:p>
      <text:p text:style-name="P4"/>
      <text:p text:style-name="P11">Или так:</text:p>
      <text:p text:style-name="P4"/>
      <text:p text:style-name="P3"><text:span text:style-name="T2">int-literal </text:span>is <text:span text:style-name="T2">expression</text:span></text:p>
      <text:p text:style-name="P4"/>
      <text:p text:style-name="P3"><text:span text:style-name="T10">Ладно пока остановимся на варианте с</text:span><text:span text:style-name="T2"> </text:span>maybe<text:span text:style-name="T10">.</text:span></text:p>
      <text:p text:style-name="P11"/>
      <text:p text:style-name="P3">token <text:span text:style-name="T2">infix-op ~ [+-*/] ~ { $&amp; }</text:span></text:p>
      <text:p text:style-name="P4"/>
      <text:p text:style-name="P3">token<text:span text:style-name="T2"> prefix-op ~ [+-] ~ { $&amp; }</text:span></text:p>
      <text:p text:style-name="P3"/>
      <text:p text:style-name="P3">rule<text:span text:style-name="T2"> infix-op-expression ~ </text:span><text:span text:style-name="T6">&lt;left:expression&gt; &lt;op:infix-op&gt; &lt;right:expression&gt; </text:span><text:span text:style-name="T2">~ {</text:span></text:p>
      <text:p text:style-name="P4"><text:s text:c="4"/>~</text:p>
      <text:p text:style-name="P3"><text:span text:style-name="T2"><text:s text:c="8"/>(</text:span><text:span text:style-name="T9">&lt;left&gt;</text:span><text:span text:style-name="T2">) </text:span><text:span text:style-name="T9">&lt;op&gt;</text:span><text:span text:style-name="T2"> (</text:span><text:span text:style-name="T9">&lt;right&gt;</text:span><text:span text:style-name="T2">)</text:span></text:p>
      <text:p text:style-name="P4"><text:s text:c="4"/>~</text:p>
      <text:p text:style-name="P4">}</text:p>
      <text:p text:style-name="P4"/>
      <text:p text:style-name="P3">rule<text:span text:style-name="T2"> expression </text:span>maybe<text:span text:style-name="T2"> infix-op-expression;</text:span></text:p>
      <text:p text:style-name="P4"/>
      <text:p text:style-name="P11">Как быть с приоритетом операторов? Традиционно это решается созданием нескольких правил,</text:p>
      <text:p text:style-name="P11">но такой вариант плохо расширяем, сложно всунуть новый оператор в иерархию между существующими.</text:p>
      <text:p text:style-name="P11"/>
      <text:p text:style-name="P11">1 + 2 * 3</text:p>
      <text:p text:style-name="P11"/>
      <text:p text:style-name="P11">Чтобы всё сработало правильно у правил должен быть приоритет, причём приоритет должен зависеть</text:p>
      <text:p text:style-name="P11">от содержимого, либо правило придётся разбить на два очень похожих, что плохо так как является</text:p>
      <text:p text:style-name="P11">дублированием.</text:p>
      <text:p text:style-name="P11"/>
      <text:p text:style-name="P3">set priority<text:span text:style-name="T2"> infix-op-expression </text:span>with<text:span text:style-name="T2"> op = + </text:span>to <text:span text:style-name="T2">10</text:span></text:p>
      <text:p text:style-name="P6"><text:span text:style-name="T5">infix-op-expression.priority[op = +] = 10</text:span><text:span text:style-name="T2"> </text:span><text:span text:style-name="T11">// Или так</text:span></text:p>
      <text:p text:style-name="P12"/>
      <text:p text:style-name="P11">Или функциональный подход:</text:p>
      <text:p text:style-name="P11"/>
      <text:p text:style-name="P3">rule<text:span text:style-name="T2"> infix-op-expression(op) ~</text:span><text:span text:style-name="T11"> </text:span><text:span text:style-name="T6">&lt;left:expression&gt; &lt;op:infix-op&gt; &lt;right:expression&gt; </text:span><text:span text:style-name="T2">~ { … }</text:span></text:p>
      <text:p text:style-name="P4">priority(infix-op-expression, infix-op:+) = 10</text:p>
      <text:p text:style-name="P4">priority(infix-op-expression, infix-op:*) = 20</text:p>
      <text:p text:style-name="P12"/>
      <text:p text:style-name="P11">Или структура:</text:p>
      <text:p text:style-name="P11"/>
      <text:p text:style-name="P4">infix-op-expression.priority[infix-op:+] = 10</text:p>
      <text:p text:style-name="P4">infix-op-expression.priority[infix-op:*] = 20</text:p>
      <text:p text:style-name="P12"/>
      <text:p text:style-name="P11">Можно добавить сахара, чтобы не повторять priority, infix-op-expression и infix-op:</text:p>
      <text:p text:style-name="P11"/>
      <text:p text:style-name="P3">rule<text:span text:style-name="T2"> infix-op-expression(op)</text:span></text:p>
      <text:p text:style-name="P3"><text:span text:style-name="T2"><text:s text:c="4"/>~</text:span><text:span text:style-name="T11"> </text:span><text:span text:style-name="T6">&lt;left:expression&gt; &lt;op:infix-op&gt; &lt;right:expression&gt; </text:span><text:span text:style-name="T2">~ </text:span></text:p>
      <text:p text:style-name="P3"><text:span text:style-name="T2"><text:s text:c="4"/></text:span>with-priority<text:span text:style-name="T2"> + =&gt; 10, * =&gt; 20</text:span></text:p>
      <text:p text:style-name="P4"/>
      <text:p text:style-name="P11">Числа не важны, достаточно задать линейный порядок (каждое сравнимо с каждым + транзитивность):</text:p>
      <text:p text:style-name="P4"/>
      <text:p text:style-name="P3">rule<text:span text:style-name="T2"> infix-op-expression(op)</text:span></text:p>
      <text:p text:style-name="P3"><text:span text:style-name="T2"><text:s text:c="4"/>~</text:span><text:span text:style-name="T11"> </text:span><text:span text:style-name="T6">&lt;left:expression&gt; &lt;op:infix-op&gt; &lt;right:expression&gt; </text:span><text:span text:style-name="T2">~ </text:span></text:p>
      <text:p text:style-name="P3"><text:span text:style-name="T2"><text:s text:c="4"/></text:span>with-priority<text:span text:style-name="T2"> - </text:span><text:span text:style-name="T7">@=</text:span><text:span text:style-name="T2"> + </text:span><text:span text:style-name="T7">@&lt;</text:span><text:span text:style-name="T2"> * </text:span><text:span text:style-name="T7">@=</text:span><text:span text:style-name="T2"> /</text:span></text:p>
      <text:p text:style-name="P4"/>
      <text:p text:style-name="P11">У нас тут выделились группы, повод создать абстракцию для каждой:</text:p>
      <text:p text:style-name="P4"/>
      <text:p text:style-name="P3">token<text:span text:style-name="T2"> add-op ~[+-]~;</text:span></text:p>
      <text:p text:style-name="P3">token<text:span text:style-name="T2"> mul-op ~[*/]~;</text:span></text:p>
      <text:p text:style-name="P4"/>
      <text:p text:style-name="P3">rule<text:span text:style-name="T2"> infix-op-expression ~</text:span><text:span text:style-name="T11"> </text:span><text:span text:style-name="T6">&lt;left:expression&gt; &lt;op:infix-op&gt; &lt;right:expression&gt; </text:span><text:span text:style-name="T2">~ </text:span></text:p>
      <text:p text:style-name="P3"><text:span text:style-name="T2"><text:s text:c="4"/></text:span>with-priority<text:span text:style-name="T2"> op: add-op &lt; mul-op</text:span></text:p>
      <text:p text:style-name="P4"/>
      <text:p text:style-name="P11">Мы задали приоритет для вариаций внутри одного правила, но нужен приоритет и для</text:p>
      <text:p text:style-name="P11">разрешения конфликтов между разными правилами.</text:p>
      <text:p text:style-name="P11"/>
      <text:p text:style-name="P3">set-priority <text:span text:style-name="T2">infix-op-expression(add-op) &lt; prefix-op-expression(sign-op) &lt; infix-op-expression(mul-op);</text:span></text:p>
      <text:p text:style-name="P11"/>
      <text:p text:style-name="P11">Допрыгались у нас тут элементы логического программирования появляются.</text:p>
      <text:p text:style-name="P11"/>
      <text:p text:style-name="P11">...</text:p>
      <text:p text:style-name="P11"/>
      <text:p text:style-name="P11">Теперь ещё нужно задать ассоциативность, чтобы правильно разруливать такие штуки:</text:p>
      <text:p text:style-name="P4"/>
      <text:p text:style-name="P4">5 — 3 — 2</text:p>
      <text:p text:style-name="P4"/>
      <text:p text:style-name="P4"><text:span text:style-name="T1">set-associativity</text:span> infix-op-expression <text:span text:style-name="T1">left</text:span>;</text:p>
      <text:p text:style-name="P4"/>
      <text:p text:style-name="P3">rule<text:span text:style-name="T2"> infix-op-expression ~</text:span><text:span text:style-name="T11"> </text:span><text:span text:style-name="T6">&lt;left:expression&gt; &lt;op:infix-op&gt; &lt;right:expression&gt; </text:span><text:span text:style-name="T2">~ </text:span></text:p>
      <text:p text:style-name="P3"><text:span text:style-name="T2"><text:s text:c="4"/></text:span>with-priority<text:span text:style-name="T2"> op: add-op &lt; mul-op</text:span></text:p>
      <text:p text:style-name="P3"><text:s text:c="4"/>with-associativity <text:span text:style-name="T2">left</text:span></text:p>
      <text:p text:style-name="P3"><text:span text:style-name="T2">{</text:span></text:p>
      <text:p text:style-name="P3"><text:span text:style-name="T2"><text:s text:c="4"/>...</text:span></text:p>
      <text:p text:style-name="P3"><text:span text:style-name="T2">}</text:span></text:p>
      <text:p text:style-name="P4"/>
      <text:p text:style-name="P11">В конце концов нам придётся написать правило описывающее правило, вот это будет весело...</text:p>
      <text:p text:style-name="P11">Но пока ещё вопрос возникает на каком языке мы пишем правила и квотированный код?</text:p>
      <text:p text:style-name="P11">На нашем или на базовом? В конце должен быть наш, но в начале-то его нет?</text:p>
      <text:p text:style-name="P11">Или его можно построить постепенно? И нужно будет просто реализовать правило, определяющее</text:p>
      <text:p text:style-name="P11">определение правила? Можно попробовать решить этот вопрос эмпирическим путём. Но, чтобы не писать</text:p>
      <text:p text:style-name="P11">весь язык сразу попробуем написать правило правила и посмотрим, что мы там будем использовать.</text:p>
      <text:p text:style-name="P11"/>
      <text:p text:style-name="P3">regex<text:span text:style-name="T2"> literal ~[^@]\S*~;</text:span></text:p>
      <text:p text:style-name="P3"><text:span text:style-name="T2"/></text:p>
      <text:p text:style-name="Standard"><text:span text:style-name="T3">regex </text:span><text:span text:style-name="T4">control</text:span><text:span text:style-name="T3"> </text:span><text:span text:style-name="T4">~[^@]\S*~;</text:span></text:p>
      <text:p text:style-name="Standard"><text:span text:style-name="T4"/></text:p>
      <text:p text:style-name="P3">rule<text:span text:style-name="T2"> rule-ref ~ \&lt; </text:span><text:span text:style-name="T6">&lt;name:ident&gt; </text:span><text:span text:style-name="T2">\: </text:span><text:span text:style-name="T6">&lt;rule:ident&gt; </text:span><text:span text:style-name="T2">\&gt; ~;</text:span></text:p>
      <text:p text:style-name="P3"><text:span text:style-name="T2"/></text:p>
      <text:p text:style-name="P3">rule <text:span text:style-name="T2">rule-term </text:span>maybe <text:span text:style-name="T2">rule-ref, literal, control;</text:span></text:p>
      <text:p text:style-name="P3"><text:span text:style-name="T2"/></text:p>
      <text:p text:style-name="P3">rule <text:span text:style-name="T2">~~~ </text:span>rule<text:span text:style-name="T2"> </text:span><text:span text:style-name="T6">&lt;name:ident&gt;</text:span><text:span text:style-name="T7">@? </text:span><text:span text:style-name="T2">~ </text:span><text:span text:style-name="T6">&lt;terms:rule-term&gt;</text:span><text:span text:style-name="T7">@+</text:span><text:span text:style-name="T2"> ~ { </text:span><text:span text:style-name="T6">&lt;code&gt;</text:span><text:span text:style-name="T2"> } ~~~ {</text:span></text:p>
      <text:p text:style-name="P3"><text:span text:style-name="T2"><text:s text:c="4"/></text:span></text:p>
      <text:p text:style-name="P3"><text:span text:style-name="T2">}</text:span></text:p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Александр </meta:initial-creator>
    <meta:creation-date>2011-10-16T09:23:29</meta:creation-date>
    <meta:generator>LibreOffice/3.3$Linux LibreOffice_project/330m19$Build-301</meta:generator>
    <dc:date>2011-10-17T20:34:50</dc:date>
    <dc:creator>Александр </dc:creator>
    <meta:editing-duration>PT3H36M51S</meta:editing-duration>
    <meta:editing-cycles>23</meta:editing-cycles>
    <meta:document-statistic meta:table-count="0" meta:image-count="0" meta:object-count="0" meta:page-count="1" meta:paragraph-count="82" meta:word-count="563" meta:character-count="4076"/>
  </office:meta>
</office:document-meta>
</file>